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164fe6"/>
    </style:style>
    <style:style style:name="T2" style:family="text">
      <style:text-properties officeooo:rsid="00181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</text:p>
      <text:p text:style-name="P1"/>
      <text:p text:style-name="P1"><text:span text:style-name="T1">Se desarrolla un </text:span>servidor HTTP que implemente multihilo, y pueda gestionar la concurrencia de manera eficiente.</text:p>
      <text:p text:style-name="P1"><text:s/></text:p>
      <text:p text:style-name="P2">Ejercicio 2<text:line-break/><text:line-break/>El objetivo <text:span text:style-name="T2">fue</text:span> diseñar una aplicación Java que utilice URLConnection, simulando el comportamiento de un navegador web básico.<text:line-break/>La aplicación t<text:span text:style-name="T2">iene</text:span> una interfaz gráfica Swing sencilla a partir de un formulario JFrame.<text:line-break/>El formulario inclu<text:span text:style-name="T2">ye</text:span> una caja de texto (JTextField), un área de texto (JTextArea) y tres botones de accion (JButton).<text:line-break/><text:line-break/>Descripción del funcionamiento:<text:line-break/><text:line-break/>El programa <text:span text:style-name="T2">permite</text:span> introducir una URL en la caja de texto (JTextField).<text:line-break/>Al presionar el botón "Go", la aplicación intentará conectar con la URL escrita en la caja de texto. En función del tipo MIME pdf o html descargará una página html o un fichero pdf. Más concretamente <text:span text:style-name="T2">hace</text:span> lo siguiente:<text:line-break/>Si la URL no es válida, <text:span text:style-name="T2">mostrará</text:span> un mensaje con el error producido en el área de texto (JTextArea). El mensaje se verá a continuación de los mensajes que ya haya escritos.<text:line-break/>Si la URL es válida, se analizará el contenido de la misma y:<text:line-break/>Si la URL es del tipo "application/pdf", se programa la descarga del contenido del archivo pdf. <text:line-break/>Si la URL es del tipo "text/html", se mostrará en el área de texto (JTextArea) el contenido del documento representado en la URL.<text:line-break/>En ambos casos la aplicación mostrará en el área de texto (JTextArea) de la aplicación la siguiente información de la cabecera de la URL:<text:line-break/>Tipo de contenido.<text:line-break/>Longitud.<text:line-break/>Fecha de la última modificación.<text:line-break/>El comportamiento del botón Go se hace en un nuevo hilo. En este caso <text:span text:style-name="T2">se</text:span> crea una nueva clase "HiloBoton" que hered<text:span text:style-name="T2">a</text:span> de Thread. En su constructor recib<text:span text:style-name="T2">e</text:span> la URL recogida del JTextField y el objeto JTextArea para que pueda escribir en el. <text:line-break/>El botón "Limpiar" se encarga de limpiar y vaciar el contenido del área y de la caja de texto (JTextArea y JTextField) del formulario.<text:line-break/>El botón "Salir" termina la aplic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1:42:21.053000000</dc:date>
    <meta:editing-duration>PT8M12S</meta:editing-duration>
    <meta:editing-cycles>1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4" meta:word-count="315" meta:character-count="1872" meta:non-whitespace-character-count="1554"/>
  </office:meta>
</office:document-meta>
</file>